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text-properties style:font-name="Arial" fo:font-size="9pt" officeooo:paragraph-rsid="0010ceff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1" fo:font-size="9pt" style:font-size-asian="10.5pt"/>
    </style:style>
    <style:style style:name="T1" style:family="text">
      <style:text-properties officeooo:rsid="000ee3c9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 draw:shadow-opacity="100%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draw:frame draw:style-name="fr1" draw:name="Cadre5" text:anchor-type="paragraph" svg:x="17.3cm" svg:y="26.3cm" svg:width="1.6cm" svg:height="0.499cm" draw:z-index="5"><draw:text-box><text:p text:style-name="P5"><text:date style:data-style-name="N36" text:date-value="2015-10-06T09:16:09.257874484">06/10/2015</text:date></text:p></draw:text-box></draw:frame><draw:frame draw:style-name="fr2" draw:name="Cadre4" text:anchor-type="paragraph" svg:x="13.3cm" svg:y="26.3cm" svg:width="3.401cm" svg:height="0.499cm" draw:z-index="4"><draw:text-box><text:p text:style-name="P5"><text:placeholder text:placeholder-type="text">&lt;company.city or ''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6"><text:placeholder text:placeholder-type="text">&lt;for each="l in o.move_lines"&gt;</text:placeholder></text:p></table:table-cell><table:table-cell table:style-name="Tableau1.A1" office:value-type="string"><text:p text:style-name="P6"/></table:table-cell></table:table-row><table:table-row><table:table-cell table:style-name="Tableau1.A1" office:value-type="string"><text:p text:style-name="P6"><text:placeholder text:placeholder-type="text">&lt;if test="l.product_id.origin_country_id.intrastat"&gt;</text:placeholder></text:p></table:table-cell><table:table-cell table:style-name="Tableau1.A1" office:value-type="string"><text:p text:style-name="P7"/></table:table-cell></table:table-row><table:table-row><table:table-cell table:style-name="Tableau1.A1" office:value-type="string"><text:p text:style-name="P6"><text:placeholder text:placeholder-type="text">&lt;l.product_id.name or ''&gt;</text:placeholder></text:p></table:table-cell><table:table-cell table:style-name="Tableau1.A1" office:value-type="string"><text:p text:style-name="P7"><text:placeholder text:placeholder-type="text">&lt;l.product_id.weight or ''&gt;</text:placeholder> kg</text:p></table:table-cell></table:table-row><table:table-row><table:table-cell table:style-name="Tableau1.A1" office:value-type="string"><text:p text:style-name="P6"><text:placeholder text:placeholder-type="text">&lt;/if&gt;</text:placeholder></text:p></table:table-cell><table:table-cell table:style-name="Tableau1.A1" office:value-type="string"><text:p text:style-name="P8"/></table:table-cell></table:table-row><table:table-row><table:table-cell table:style-name="Tableau1.A1" office:value-type="string"><text:p text:style-name="P6"><text:placeholder text:placeholder-type="text">&lt;/for&gt;</text:placeholder></text:p></table:table-cell><table:table-cell table:style-name="Tableau1.A1" office:value-type="string"><text:p text:style-name="P8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4"><text:placeholder text:placeholder-type="text">&lt;o.partner_id.country_id.name or ''&gt;</text:placeholder></text:p></draw:text-box></draw:frame><draw:frame draw:style-name="fr2" draw:name="Cadre1" text:anchor-type="paragraph" svg:x="1.7cm" svg:y="4.2cm" svg:width="7.999cm" svg:height="3.799cm" draw:z-index="1"><draw:text-box><text:p text:style-name="P1"><text:placeholder text:placeholder-type="text">&lt;o.partner_id.commercial_partner_id.name or ''&gt;</text:placeholder></text:p><text:p text:style-name="P1"><text:placeholder text:placeholder-type="text">&lt;display_address(o.partner_id)&gt;</text:placeholder></text:p></draw:text-box></draw:frame><draw:frame draw:style-name="fr1" draw:name="Expéditeur" text:anchor-type="paragraph" svg:x="1.7cm" svg:y="1.7cm" svg:width="7.999cm" svg:height="1.7cm" draw:z-index="0"><draw:text-box><text:p text:style-name="P1"><text:placeholder text:placeholder-type="text">&lt;company.name or ''&gt;</text:placeholder></text:p><text:p text:style-name="P1"><text:placeholder text:placeholder-type="text">&lt;company.street or ''&gt;</text:placeholder> - <text:placeholder text:placeholder-type="text">&lt;company.zip or ''&gt;</text:placeholder> <text:placeholder text:placeholder-type="text">&lt;company.city or ''&gt;</text:placeholder> - <text:placeholder text:placeholder-type="text">&lt;company.country_id.name&gt;</text:placeholder></text:p><text:p text:style-name="P2">EORI : <text:placeholder text:placeholder-type="text">&lt;company.country_id.code&gt;</text:placeholder> <text:placeholder text:placeholder-type="text">&lt;company.siret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Cadre6" text:anchor-type="paragraph" svg:x="12.501cm" svg:y="3.799cm" svg:width="4.001cm" svg:height="0.499cm" draw:z-index="6"><draw:text-box><text:p text:style-name="P3"><text:span text:style-name="T1">U</text:span>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Cadre7" text:anchor-type="paragraph" svg:x="9.999cm" svg:y="7.301cm" svg:width="4.399cm" svg:height="0.499cm" draw:z-index="7"><draw:text-box><text:p text:style-name="P3"><text:span text:style-name="T1">U</text:span>E</text:p></draw:text-box></draw:frame></text:p>
      <text:p text:style-name="P9"/>
      <text:p text:style-name="P9"><draw:frame draw:style-name="fr4" draw:name="Cadre8" text:anchor-type="paragraph" svg:x="14.499cm" svg:y="7.301cm" svg:width="4.399cm" svg:height="0.499cm" draw:z-index="8"><draw:text-box><text:p text:style-name="P3"><text:placeholder text:placeholder-type="text">&lt;o.partner_id.country_id.name or ''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5-10-06T09:16:09.155115969</dc:date>
    <meta:editing-duration>PT9H5M7S</meta:editing-duration>
    <meta:editing-cycles>70</meta:editing-cycles>
    <meta:generator>LibreOffice/4.4.2.2$Linux_X86_64 LibreOffice_project/40m0$Build-2</meta:generator>
    <meta:document-statistic meta:table-count="1" meta:image-count="0" meta:object-count="0" meta:page-count="1" meta:paragraph-count="17" meta:word-count="50" meta:character-count="473" meta:non-whitespace-character-count="440"/>
  </office:meta>
</office:document-meta>
</file>